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29cm" fo:margin-left="0.286cm" table:align="left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2.692cm"/>
    </style:style>
    <style:style style:name="Table1.C" style:family="table-column">
      <style:table-column-properties style:column-width="4.015cm"/>
    </style:style>
    <style:style style:name="Table1.D" style:family="table-column">
      <style:table-column-properties style:column-width="1.789cm"/>
    </style:style>
    <style:style style:name="Table1.E" style:family="table-column">
      <style:table-column-properties style:column-width="1.415cm"/>
    </style:style>
    <style:style style:name="Table1.F" style:family="table-column">
      <style:table-column-properties style:column-width="5.78cm"/>
    </style:style>
    <style:style style:name="Table1.G" style:family="table-column">
      <style:table-column-properties style:column-width="1.739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5" style:family="table-row">
      <style:table-row-properties style:min-row-height="0.011cm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5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184d57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officeooo:paragraph-rsid="011d3efa" style:font-size-asian="10pt" style:font-name-complex="Verdana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officeooo:paragraph-rsid="01486958" style:font-size-asian="10pt" style:font-name-complex="Verdana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8pt" officeooo:paragraph-rsid="01152f27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1152f27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c7d07" officeooo:paragraph-rsid="012c7d07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e1a19" officeooo:paragraph-rsid="0134e954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8pt" officeooo:rsid="013de061" officeooo:paragraph-rsid="013e59b5" style:font-size-asian="7pt" style:font-name-complex="Verdana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8pt" officeooo:rsid="013de061" officeooo:paragraph-rsid="0151b133" style:font-size-asian="7pt" style:font-name-complex="Verdana" style:font-size-complex="8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paragraph-rsid="012e7d4c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1431a48" officeooo:paragraph-rsid="013ae19c" style:font-size-asian="7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officeooo:paragraph-rsid="0141f0dc" style:font-size-asian="10pt" style:font-name-complex="Verdan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officeooo:paragraph-rsid="014efb4b" style:font-size-asian="10pt" style:font-name-complex="Verdana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5751de" officeooo:paragraph-rsid="015751de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57df96" officeooo:paragraph-rsid="0157df96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8pt" officeooo:rsid="013de061" officeooo:paragraph-rsid="013e59b5" style:font-size-asian="7pt" style:font-name-complex="Verdana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8pt" officeooo:rsid="013de061" officeooo:paragraph-rsid="0151b133" style:font-size-asian="7pt" style:font-name-complex="Verdan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6pt" fo:font-weight="bold" officeooo:paragraph-rsid="016b20a2" style:font-size-asian="6pt" style:font-weight-asian="bold" style:font-name-complex="Verdana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0pt" officeooo:paragraph-rsid="014efb4b" style:font-size-asian="10pt" style:font-name-complex="Verdana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10pt" officeooo:paragraph-rsid="0141f0dc" style:font-size-asian="10pt" style:font-name-complex="Verdana" style:font-size-complex="10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font-size="8pt" officeooo:rsid="013ae19c" officeooo:paragraph-rsid="013ae19c" style:font-size-asian="7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font-size="8pt" officeooo:paragraph-rsid="012e7d4c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8pt" officeooo:rsid="01431a48" officeooo:paragraph-rsid="013ae19c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size="8pt" officeooo:rsid="013ae19c" officeooo:paragraph-rsid="013ae19c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fo:font-size="8pt" officeooo:rsid="01601330" officeooo:paragraph-rsid="01601330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162e390" officeooo:paragraph-rsid="0162e390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8pt" officeooo:rsid="0164d1cf" officeooo:paragraph-rsid="0164d1cf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164d1cf" officeooo:paragraph-rsid="0164d1cf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fo:font-size="8pt" officeooo:rsid="016605c8" officeooo:paragraph-rsid="016605c8" style:font-size-asian="8pt" style:font-size-complex="8pt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568c4e" officeooo:paragraph-rsid="01568c4e" style:font-size-asian="10pt" style:font-weight-asian="bold" style:font-name-complex="Verdana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Verdana" fo:font-size="10pt" officeooo:paragraph-rsid="01486958" style:font-size-asian="10pt" style:font-name-complex="Verdana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Verdana" fo:font-size="10pt" officeooo:paragraph-rsid="011d3efa" style:font-size-asian="10pt" style:font-name-complex="Verdana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Verdana" fo:font-size="10pt" officeooo:paragraph-rsid="01601330" style:font-size-asian="10pt" style:font-name-complex="Verdana" style:font-size-complex="1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8pt" officeooo:rsid="011a9970" style:font-size-asian="8pt" style:font-size-complex="8pt"/>
    </style:style>
    <style:style style:name="T4" style:family="text">
      <style:text-properties style:font-name="Liberation Serif" fo:font-size="8pt" officeooo:rsid="012e7d4c" style:font-size-asian="8pt" style:font-size-complex="8pt"/>
    </style:style>
    <style:style style:name="T5" style:family="text">
      <style:text-properties style:font-name="Liberation Serif" fo:font-size="8pt" officeooo:rsid="0131e22b" style:font-size-asian="8pt" style:font-size-complex="8pt"/>
    </style:style>
    <style:style style:name="T6" style:family="text">
      <style:text-properties style:font-name="Liberation Serif" fo:font-size="8pt" officeooo:rsid="01367dd7" style:font-size-asian="8pt" style:font-size-complex="8pt"/>
    </style:style>
    <style:style style:name="T7" style:family="text">
      <style:text-properties style:font-name="Liberation Serif" fo:font-size="8pt" officeooo:rsid="0136fb62" style:font-size-asian="8pt" style:font-size-complex="8pt"/>
    </style:style>
    <style:style style:name="T8" style:family="text">
      <style:text-properties style:font-name="Liberation Serif" fo:font-size="8pt" officeooo:rsid="015bd556" style:font-size-asian="8pt" style:font-size-complex="8pt"/>
    </style:style>
    <style:style style:name="T9" style:family="text">
      <style:text-properties style:font-name="Liberation Serif" fo:font-size="8pt" officeooo:rsid="015d6e5c" style:font-size-asian="8pt" style:font-size-complex="8pt"/>
    </style:style>
    <style:style style:name="T10" style:family="text">
      <style:text-properties style:font-name="Liberation Serif" fo:font-size="8pt" officeooo:rsid="015fa414" style:font-size-asian="8pt" style:font-size-complex="8pt"/>
    </style:style>
    <style:style style:name="T11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12" style:family="text">
      <style:text-properties style:font-name="Liberation Serif" officeooo:rsid="0151b133" style:font-size-asian="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57df96"/>
    </style:style>
    <style:style style:name="T15" style:family="text">
      <style:text-properties officeooo:rsid="015e08ce"/>
    </style:style>
    <style:style style:name="T16" style:family="text">
      <style:text-properties officeooo:rsid="015ef8dd"/>
    </style:style>
    <style:style style:name="T17" style:family="text">
      <style:text-properties officeooo:rsid="01636195"/>
    </style:style>
    <style:style style:name="T18" style:family="text">
      <style:text-properties officeooo:rsid="0164d1cf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TRUTHREAD GAUGES &amp; TOOLS PVT.LTD.</text:p>
      <text:p text:style-name="P37">Without Lot Assignmen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columns-spanned="7" office:value-type="string">
              <text:p text:style-name="P8"><text:span text:style-name="Source_20_Text"><text:span text:style-name="T11">Page </text:span></text:span><text:span text:style-name="Source_20_Text"><text:span text:style-name="T11"><text:page-number text:select-page="current">1</text:page-number></text:span></text:span><text:span text:style-name="Source_20_Text"><text:span text:style-name="T11"> of </text:span></text:span><text:span text:style-name="Source_20_Text"><text:span text:style-name="T11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18">Sale</text:p>
            </table:table-cell>
            <table:table-cell table:style-name="Table1.A2" office:value-type="string">
              <text:p text:style-name="P9">OA No.</text:p>
            </table:table-cell>
            <table:table-cell table:style-name="Table1.A2" office:value-type="string">
              <text:p text:style-name="P9">Customer Name</text:p>
            </table:table-cell>
            <table:table-cell table:style-name="Table1.A2" office:value-type="string">
              <text:p text:style-name="P10"><text:span text:style-name="T14">Delivery</text:span> </text:p>
            </table:table-cell>
            <table:table-cell table:style-name="Table1.A2" office:value-type="string">
              <text:p text:style-name="P19">Sequence</text:p>
            </table:table-cell>
            <table:table-cell table:style-name="Table1.A2" office:value-type="string">
              <text:p text:style-name="P19">Product Name</text:p>
            </table:table-cell>
            <table:table-cell table:style-name="Table1.G2" office:value-type="string">
              <text:p text:style-name="P19">Prduct Qty</text:p>
            </table:table-cell>
          </table:table-row>
        </table:table-header-rows>
        <table:table-row>
          <table:table-cell table:style-name="Table1.A3" table:number-columns-spanned="7" office:value-type="string">
            <text:p text:style-name="P7"><text:span text:style-name="Source_20_Text"><text:span text:style-name="T1"><text:text-input text:description="&lt;for each=&quot;line in o.get_move_lines(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Standard"><text:span text:style-name="Source_20_Text"><text:span text:style-name="T4"><text:text-input text:description="&lt;if test=&quot;len(line['oa_no'])&gt;0&quot;&gt;">check if oa_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3"><text:span text:style-name="Source_20_Text"><text:span text:style-name="T8"><text:text-input text:description="&lt;line['sale']&gt;">sale.</text:text-input></text:span></text:span></text:p>
          </table:table-cell>
          <table:table-cell table:style-name="Table1.A5" office:value-type="string">
            <text:p text:style-name="P13"><text:span text:style-name="Source_20_Text"><text:span text:style-name="T3"><text:text-input text:description="&lt;line['oa_no']&gt;">oa_no</text:text-input></text:span></text:span></text:p>
          </table:table-cell>
          <table:table-cell table:style-name="Table1.A5" office:value-type="string">
            <text:p text:style-name="P13"><text:span text:style-name="Source_20_Text"><text:span text:style-name="T5"><text:text-input text:description="&lt;line['customer_name']&gt;">customer_name</text:text-input></text:span></text:span></text:p>
          </table:table-cell>
          <table:table-cell table:style-name="Table1.A5" office:value-type="string">
            <text:p text:style-name="P14"><text:span text:style-name="Source_20_Text"><text:span text:style-name="T9"><text:text-input text:description="&lt;line['delivery_type']&gt;">delivery_type</text:text-input></text:span></text:span></text:p>
          </table:table-cell>
          <table:table-cell table:style-name="Table1.A5" office:value-type="string">
            <text:p text:style-name="P15"><text:span text:style-name="T15"><text:text-input text:description="&lt;line['sequence']&gt;">sequence</text:text-input></text:span></text:p>
          </table:table-cell>
          <table:table-cell table:style-name="Table1.A5" office:value-type="string">
            <text:p text:style-name="P27"><text:span text:style-name="T16"><text:text-input text:description="&lt;line['product']&gt;">product</text:text-input></text:span></text:p>
          </table:table-cell>
          <table:table-cell table:style-name="Table1.G5" office:value-type="string">
            <text:p text:style-name="P8"><text:span text:style-name="Source_20_Text"><text:span text:style-name="T10"><text:text-input text:description="&lt;line['product_qty']&gt;">product_qty</text:text-input></text:span></text:span></text:p>
          </table:table-cell>
        </table:table-row>
        <table:table-row table:style-name="Table1.5">
          <table:table-cell table:style-name="Table1.A3" table:number-columns-spanned="2" office:value-type="string">
            <text:p text:style-name="P40"><text:span text:style-name="Source_20_Text"><text:span text:style-name="T2"><text:text-input text:description="&lt;/if&gt;">end if loop</text:text-input></text:span></text:span></text:p>
          </table:table-cell>
          <table:covered-table-cell/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28"/>
          </table:table-cell>
        </table:table-row>
        <table:table-row>
          <table:table-cell table:style-name="Table1.A3" table:number-columns-spanned="7" office:value-type="string">
            <text:p text:style-name="P1"><text:span text:style-name="Source_20_Text"><text:span text:style-name="T2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2"><text:span text:style-name="T13">Printed on </text:span><text:span text:style-name="T13"><text:date style:data-style-name="N79" text:date-value="2015-02-11T15:05:36.435858719">Wednesday 11 February 2015</text:date></text:span><text:span text:style-name="T13"> at </text:span><text:span text:style-name="T13"><text:time style:data-style-name="N42" text:time-value="2015-02-11T15:05:36.436037882">03:05 PM</text:ti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1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2-11T15:05:36.292368506</dc:date>
    <meta:editing-duration>P3DT5H27M32S</meta:editing-duration>
    <meta:editing-cycles>1283</meta:editing-cycles>
    <meta:generator>LibreOffice/4.2.3.3$Linux_x86 LibreOffice_project/420m0$Build-3</meta:generator>
    <meta:document-statistic meta:table-count="1" meta:image-count="0" meta:object-count="0" meta:page-count="1" meta:paragraph-count="22" meta:word-count="76" meta:character-count="327" meta:non-whitespace-character-count="294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